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995cm" style:rel-column-width="2265*"/>
    </style:style>
    <style:style style:name="Table1.B" style:family="table-column">
      <style:table-column-properties style:column-width="15.005cm" style:rel-column-width="850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7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8" style:family="paragraph" style:parent-style-name="Text_20_body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P9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Text_20_body" style:list-style-name="L1">
      <style:text-properties fo:language="ru" fo:country="RU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3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4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fo:font-weight="bold" style:font-name-asian="Times New Roman1" style:font-weight-asian="bold" style:font-name-complex="Times New Roman1" style:font-weight-complex="bold"/>
    </style:style>
    <style:style style:name="T6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0"><draw:image xlink:href="../images/0146.png" xlink:type="simple" xlink:show="embed" xlink:actuate="onLoad"/></draw:frame></text:p>
          </table:table-cell>
          <table:table-cell table:style-name="Table1.B1" office:value-type="string">
            <text:h text:style-name="P4" text:outline-level="1">Решение СЛАУ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3.521cm" svg:height="1.769cm" draw:z-index="1"><draw:image xlink:href="../images/0146s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процедуру решения системы линейных алгебраических уравнений (СЛАУ) вида:</text:p>
            <text:p text:style-name="P6"><draw:frame draw:style-name="fr3" draw:name="Объект3" text:anchor-type="as-char" svg:width="13.55cm" svg:height="2.72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5">где<draw:frame draw:style-name="fr3" draw:name="Объект4" text:anchor-type="as-char" svg:width="0.55cm" svg:height="0.549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6">–</text:span> матрица коэффициентов; <draw:frame draw:style-name="fr3" draw:name="Объект5" text:anchor-type="as-char" svg:width="1.064cm" svg:height="0.564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6">–</text:span> вектор решений;<draw:frame draw:style-name="fr3" draw:name="Объект6" text:anchor-type="as-char" svg:width="1.055cm" svg:height="0.564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6">–</text:span> вектор правых частей.</text:p>
            <text:p text:style-name="P5"><text:span text:style-name="T6">Блок имеет </text:span><text:span text:style-name="T4">два векторизованных</text:span><text:span text:style-name="T6"> входных порта:</text:span></text:p>
            <text:p text:style-name="P5"><text:span text:style-name="T6">1-ый входной порт – для ввода матрицы</text:span><text:span text:style-name="T6"><draw:frame draw:style-name="fr3" draw:name="Объект1" text:anchor-type="as-char" svg:width="0.55cm" svg:height="0.549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6">, представляемой в виде </text:span><text:span text:style-name="T4">вектора коэффициентов</text:span><text:span text:style-name="T6"> при распаковке матрицы </text:span><text:span text:style-name="T4">по строкам</text:span><text:span text:style-name="T6">.</text:span></text:p>
            <text:p text:style-name="P5"><text:span text:style-name="T6">2-ой входной порт – для ввода вектора</text:span><text:span text:style-name="T6"><draw:frame draw:style-name="fr3" draw:name="Объект2" text:anchor-type="as-char" svg:width="1.055cm" svg:height="0.564cm" draw:z-index="7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(вектора правых частей). <text:s/></text:span></text:p>
            <text:p text:style-name="P5"><text:span text:style-name="T6">Блок имеет </text:span><text:span text:style-name="T4">один векторный</text:span><text:span text:style-name="T6"> выходной порт, предназначенный для вывода вектора</text:span><text:span text:style-name="T6"><draw:frame draw:style-name="fr3" draw:name="Объект7" text:anchor-type="as-char" svg:width="1.064cm" svg:height="0.564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6">(вектора решений).</text:span></text:p>
            <text:p text:style-name="P7"><text:span text:style-name="T6">Размерность векторного сигнала на 1-ом </text:span><text:span text:style-name="T4">входном</text:span><text:span text:style-name="T6"> порте должна быть равна</text:span><text:span text:style-name="T6"><draw:frame draw:style-name="fr3" draw:name="Объект8" text:anchor-type="as-char" svg:width="1.154cm" svg:height="0.549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6">, где</text:span><text:span text:style-name="T6"><draw:frame draw:style-name="fr3" draw:name="Объект9" text:anchor-type="as-char" svg:width="0.469cm" svg:height="0.549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6">– количество уравнений в системе, а размерности сигналов на 2-ом </text:span><text:span text:style-name="T4">входном</text:span><text:span text:style-name="T6"> порте и на </text:span><text:span text:style-name="T4">выходном</text:span><text:span text:style-name="T6"> порте – одинаковы и равны</text:span><text:span text:style-name="T6"><draw:frame draw:style-name="fr3" draw:name="Объект10" text:anchor-type="as-char" svg:width="0.469cm" svg:height="0.549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6">. </text:span></text:p>
            <text:p text:style-name="P5"><text:span text:style-name="T5">Свойства</text:span><text:span text:style-name="T6">:</text:span></text:p>
            <text:list xml:id="list105816305207597028" text:style-name="L1">
              <text:list-item>
                <text:p text:style-name="P11"><text:span text:style-name="T1">Число уравнений – натуральное число</text:span><text:span text:style-name="T1"><draw:frame draw:style-name="fr3" draw:name="Object1" text:anchor-type="as-char" svg:width="0.469cm" svg:height="0.549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">, равное количеству строк (или столбцов) матрицы (т. е. размерность матрицы</text:span><text:span text:style-name="T1"><draw:frame draw:style-name="fr3" draw:name="Объект11" text:anchor-type="as-char" svg:width="0.55cm" svg:height="0.549cm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">).</text:span></text:p>
              </text:list-item>
            </text:list>
            <text:p text:style-name="P8">Пример.</text:p>
            <text:p text:style-name="P9">Требуется решить следующую систему уравнений:</text:p>
            <text:p text:style-name="P9"><draw:frame draw:style-name="fr3" draw:name="Object2" text:anchor-type="as-char" svg:width="3.651cm" svg:height="1.231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10"><text:soft-page-break/><text:span text:style-name="T1">которая имеет очевидное решение</text:span><text:span text:style-name="T1"><draw:frame draw:style-name="fr3" draw:name="Object3" text:anchor-type="as-char" svg:width="2.713cm" svg:height="0.549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    <text:p text:style-name="P10"><text:span text:style-name="T1">На рисунке ниже представлена структурная схема решения данной задачи. Типовые блоки </text:span><text:span text:style-name="T2">Размножитель</text:span><text:span text:style-name="T1"> использованы для формирования входных векторных сигналов:</text:span></text:p>
            <text:p text:style-name="P9"><draw:frame draw:style-name="fr2" draw:name="graphics1" text:anchor-type="as-char" svg:width="11.06cm" svg:height="4.971cm" draw:z-index="16"><draw:image xlink:href="../images/0146_sample.png" xlink:type="simple" xlink:show="embed" xlink:actuate="onLoad"/></draw:frame></text:p>
            <text:p text:style-name="P10"><text:span text:style-name="T3">Примечание</text:span><text:span text:style-name="T1">: блок выполняет процедуру решения системы линейных алгебраических уравнений после каждого успешного шага интегрирования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шение СЛАУ</dc:title>
    <dc:date>2014-12-01T12:25:49.56</dc:date>
    <meta:generator>OpenOffice/4.1.1$Win32 OpenOffice.org_project/411m6$Build-9775</meta:generator>
    <meta:editing-duration>PT5H20M27S</meta:editing-duration>
    <meta:editing-cycles>105</meta:editing-cycles>
    <meta:document-statistic meta:table-count="1" meta:image-count="3" meta:object-count="14" meta:page-count="2" meta:paragraph-count="23" meta:word-count="170" meta:character-count="122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A</mi>
    </mrow>
    <annotation encoding="StarMath 5.0">A</annotation>
  </semantics>
</math>
</file>

<file path=Object 10/content.xml><?xml version="1.0" encoding="utf-8"?>
<math xmlns="http://www.w3.org/1998/Math/MathML">
  <semantics>
    <mrow>
      <mi>n</mi>
    </mrow>
    <annotation encoding="StarMath 5.0">n</annotation>
  </semantics>
</math>
</file>

<file path=Object 11/content.xml><?xml version="1.0" encoding="utf-8"?>
<math xmlns="http://www.w3.org/1998/Math/MathML">
  <semantics>
    <mrow>
      <mi>A</mi>
    </mrow>
    <annotation encoding="StarMath 5.0">A</annotation>
  </semantics>
</math>
</file>

<file path=Object 12/content.xml><?xml version="1.0" encoding="utf-8"?>
<math xmlns="http://www.w3.org/1998/Math/MathML">
  <semantics>
    <mrow>
      <mi>n</mi>
    </mrow>
    <annotation encoding="StarMath 5.0">n</annotation>
  </semantics>
</math>
</file>

<file path=Object 1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n>2</mn>
                      <mo stretchy="false">⋅</mo>
                      <mi>x</mi>
                    </mrow>
                    <mo stretchy="false">+</mo>
                    <mrow>
                      <mn>3</mn>
                      <mo stretchy="false">⋅</mo>
                      <mi>y</mi>
                    </mrow>
                  </mrow>
                  <mrow>
                    <mi/>
                    <mo stretchy="false">=</mo>
                    <mi/>
                  </mrow>
                  <mn>8</mn>
                  <mi>;</mi>
                </mrow>
              </mtd>
            </mtr>
            <mtr>
              <mtd>
                <mrow>
                  <mrow>
                    <mrow>
                      <mn>5</mn>
                      <mo stretchy="false">⋅</mo>
                      <mi>x</mi>
                    </mrow>
                    <mo stretchy="false">−</mo>
                    <mrow>
                      <mn>2</mn>
                      <mo stretchy="false">⋅</mo>
                      <mi>y</mi>
                    </mrow>
                  </mrow>
                  <mrow>
                    <mi/>
                    <mo stretchy="false">=</mo>
                    <mi/>
                  </mrow>
                  <mn>1,</mn>
                </mrow>
              </mtd>
            </mtr>
          </mtable>
        </mrow>
      </mrow>
    </mrow>
    <annotation encoding="StarMath 5.0">left lbrace stack{
alignl 2 cdot x + 3 cdot y ~=~ 8; #
alignl 5 cdot x - 2 cdot y ~=~ 1,
}
right none</annotation>
  </semantics>
</math>
</file>

<file path=Object 14/content.xml><?xml version="1.0" encoding="utf-8"?>
<math xmlns="http://www.w3.org/1998/Math/MathML">
  <semantics>
    <mrow>
      <mrow>
        <mi>x</mi>
        <mo stretchy="false">=</mo>
        <mn>1,</mn>
      </mrow>
      <mi/>
      <mrow>
        <mi>y</mi>
        <mo stretchy="false">=</mo>
        <mn>2</mn>
      </mrow>
      <mn>.</mn>
    </mrow>
    <annotation encoding="StarMath 5.0">x=1, ~y=2 .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row>
        <mi>A</mi>
        <mo stretchy="false">⋅</mo>
        <mi>x</mi>
      </mrow>
      <mrow>
        <mrow>
          <mo stretchy="false">(</mo>
          <mrow>
            <mi>t</mi>
          </mrow>
          <mo stretchy="false">)</mo>
        </mrow>
        <mo stretchy="false">=</mo>
        <mi>u</mi>
      </mrow>
      <mrow>
        <mo stretchy="false">(</mo>
        <mrow>
          <mi>t</mi>
        </mrow>
        <mo stretchy="false">)</mo>
      </mrow>
      <mi/>
      <mo stretchy="false">⇔</mo>
      <mi/>
      <mrow>
        <mo stretchy="true">{</mo>
        <mrow>
          <mtable>
            <mtr>
              <mtd>
                <mrow>
                  <mrow>
                    <msub>
                      <mi>a</mi>
                      <mn>11</mn>
                    </msub>
                    <mo stretchy="false">⋅</mo>
                    <msub>
                      <mi>x</mi>
                      <mn>1</mn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a</mi>
                        <mn>12</mn>
                      </msub>
                      <mo stretchy="false">⋅</mo>
                      <msub>
                        <mi>x</mi>
                        <mn>2</mn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i/>
                  </mrow>
                  <mn>...</mn>
                  <mrow>
                    <mi/>
                    <mo stretchy="false">+</mo>
                    <mrow>
                      <msub>
                        <mi>a</mi>
                        <mn>1n</mn>
                      </msub>
                      <mo stretchy="false">⋅</mo>
                      <msub>
                        <mi>x</mi>
                        <mi>n</mi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n>1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  <mtr>
              <mtd>
                <mrow>
                  <mrow>
                    <msub>
                      <mi>a</mi>
                      <mn>21</mn>
                    </msub>
                    <mo stretchy="false">⋅</mo>
                    <msub>
                      <mi>x</mi>
                      <mn>1</mn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a</mi>
                        <mn>22</mn>
                      </msub>
                      <mo stretchy="false">⋅</mo>
                      <msub>
                        <mi>x</mi>
                        <mn>2</mn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i/>
                  </mrow>
                  <mn>...</mn>
                  <mrow>
                    <mi/>
                    <mo stretchy="false">+</mo>
                    <mrow>
                      <msub>
                        <mi>a</mi>
                        <mn>2n</mn>
                      </msub>
                      <mo stretchy="false">⋅</mo>
                      <msub>
                        <mi>x</mi>
                        <mi>n</mi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n>2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row>
                    <msub>
                      <mi>a</mi>
                      <mi mathvariant="italic">n1</mi>
                    </msub>
                    <mo stretchy="false">⋅</mo>
                    <msub>
                      <mi>x</mi>
                      <mn>1</mn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a</mi>
                        <mi mathvariant="italic">n2</mi>
                      </msub>
                      <mo stretchy="false">⋅</mo>
                      <msub>
                        <mi>x</mi>
                        <mn>2</mn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i/>
                  </mrow>
                  <mn>...</mn>
                  <mrow>
                    <mi/>
                    <mo stretchy="false">+</mo>
                    <mrow>
                      <msub>
                        <mi>a</mi>
                        <mi mathvariant="italic">nn</mi>
                      </msub>
                      <mo stretchy="false">⋅</mo>
                      <msub>
                        <mi>x</mi>
                        <mi>n</mi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>n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</mtable>
        </mrow>
      </mrow>
    </mrow>
    <annotation encoding="StarMath 5.0">A cdot x(t) = u(t) ~dlrarrow~ left lbrace stack{
alignl a_11 cdot x_1(t) + a_12 cdot x_2(t) +~...~+ a_1n cdot x_n(t) ~=~ u_1(t); #
alignl a_21 cdot x_1(t) + a_22 cdot x_2(t) +~...~+ a_2n cdot x_n(t) ~=~ u_2(t); #
alignl . . . . . . . . . . . . . . . . . . . . . . . . . . . . . . . . . . . . . . . . . . . . . . . #
alignl a_n1 cdot x_1(t) + a_n2 cdot x_2(t) +~...~+ a_nn cdot x_n(t) ~=~ u_n(t);
}
right none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6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7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8/content.xml><?xml version="1.0" encoding="utf-8"?>
<math xmlns="http://www.w3.org/1998/Math/MathML">
  <semantics>
    <mrow>
      <mrow>
        <mi>n</mi>
        <mo stretchy="false">×</mo>
        <mi>n</mi>
      </mrow>
    </mrow>
    <annotation encoding="StarMath 5.0">n times n</annotation>
  </semantics>
</math>
</file>

<file path=Object 9/content.xml><?xml version="1.0" encoding="utf-8"?>
<math xmlns="http://www.w3.org/1998/Math/MathML">
  <semantics>
    <mrow>
      <mi>n</mi>
    </mrow>
    <annotation encoding="StarMath 5.0">n</annotation>
  </semantics>
</math>
</file>